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cc00" style:font-name="Arial" fo:font-size="12pt" fo:background-color="transparent" style:font-size-asian="12pt" style:font-size-complex="12pt"/>
    </style:style>
    <style:style style:name="P2" style:family="paragraph" style:parent-style-name="Standard">
      <style:text-properties fo:color="#00cc00" style:font-name="Arial" fo:font-size="12pt" fo:font-weight="normal" fo:background-color="transparent" style:font-size-asian="12pt" style:font-weight-asian="normal" style:font-size-complex="12pt" style:font-weight-complex="normal"/>
    </style:style>
    <style:style style:name="P3" style:family="paragraph" style:parent-style-name="Standard">
      <style:text-properties style:font-name="Arial" fo:font-size="12pt" fo:background-color="transparent" style:font-size-asian="12pt" style:font-size-complex="12pt"/>
    </style:style>
    <style:style style:name="P4" style:family="paragraph" style:parent-style-name="Standard">
      <style:text-properties style:font-name="Arial" fo:font-size="12pt" fo:font-weight="bold" fo:background-color="transparent" style:font-size-asian="12pt" style:font-weight-asian="bold" style:font-size-complex="12pt" style:font-weight-complex="bold"/>
    </style:style>
    <style:style style:name="P5" style:family="paragraph" style:parent-style-name="Standard">
      <style:text-properties style:font-name="Arial" fo:font-size="12pt" fo:font-weight="normal" fo:background-color="transparent" style:font-size-asian="12pt" style:font-weight-asian="normal" style:font-size-complex="12pt" style:font-weight-complex="normal"/>
    </style:style>
    <style:style style:name="P6" style:family="paragraph" style:parent-style-name="Standard">
      <style:text-properties fo:color="#3333ff" style:font-name="Arial" fo:font-size="12pt" fo:background-color="transparent" style:font-size-asian="12pt" style:font-size-complex="12pt"/>
    </style:style>
    <style:style style:name="P7" style:family="paragraph" style:parent-style-name="Standard">
      <style:text-properties fo:color="#0000ff" style:font-name="Arial" fo:font-size="12pt" fo:font-weight="normal" fo:background-color="transparent" style:font-size-asian="12pt" style:font-weight-asian="normal" style:font-size-complex="12pt" style:font-weight-complex="normal"/>
    </style:style>
    <style:style style:name="P8" style:family="paragraph" style:parent-style-name="Standard">
      <style:text-properties fo:color="#0000ff" style:font-name="Arial" fo:font-size="12pt" fo:language="de" fo:country="DE" fo:font-weight="normal" fo:background-color="transparent" style:font-size-asian="12pt" style:font-weight-asian="normal" style:font-size-complex="12pt" style:font-weight-complex="normal"/>
    </style:style>
    <style:style style:name="P9" style:family="paragraph" style:parent-style-name="Standard">
      <style:text-properties fo:color="#000000" style:font-name="Arial" fo:font-size="12pt" fo:language="de" fo:country="DE" fo:font-weight="bold" fo:background-color="transparent" style:font-size-asian="12pt" style:font-weight-asian="bold" style:font-size-complex="12pt" style:font-weight-complex="bold"/>
    </style:style>
    <style:style style:name="P10" style:family="paragraph" style:parent-style-name="Standard">
      <style:text-properties fo:color="#000000" style:font-name="Arial" fo:font-size="12pt" fo:language="de" fo:country="DE" fo:font-weight="normal" fo:background-color="transparent" style:font-size-asian="12pt" style:font-weight-asian="normal" style:font-size-complex="12pt" style:font-weight-complex="normal"/>
    </style:style>
    <style:style style:name="P11" style:family="paragraph" style:parent-style-name="Standard">
      <style:text-properties fo:color="#000000" style:font-name="Arial" fo:font-size="12pt" fo:font-weight="normal" fo:background-color="transparent" style:font-size-asian="12pt" style:font-weight-asian="normal" style:font-size-complex="12pt" style:font-weight-complex="normal"/>
    </style:style>
    <style:style style:name="P12" style:family="paragraph" style:parent-style-name="Standard">
      <style:text-properties style:use-window-font-color="true" style:font-name="Arial" fo:font-size="12pt" fo:font-weight="normal" fo:background-color="transparent" style:font-size-asian="12pt" style:font-weight-asian="normal" style:font-size-complex="12pt" style:font-weight-complex="normal"/>
    </style:style>
    <style:style style:name="P13" style:family="paragraph" style:parent-style-name="Standard">
      <style:text-properties fo:color="#0066ff" style:font-name="Arial" fo:font-size="12pt" fo:font-weight="normal" fo:background-color="transparent" style:font-size-asian="12pt" style:font-weight-asian="normal" style:font-size-complex="12pt" style:font-weight-complex="normal"/>
    </style:style>
    <style:style style:name="T1" style:family="text">
      <style:text-properties fo:language="tr" fo:country="TR"/>
    </style:style>
    <style:style style:name="T2" style:family="text">
      <style:text-properties fo:language="tr" fo:country="TR" fo:background-color="#ffff00"/>
    </style:style>
    <style:style style:name="T3" style:family="text">
      <style:text-properties fo:language="de" fo:country="DE"/>
    </style:style>
    <style:style style:name="T4" style:family="text">
      <style:text-properties fo:language="de" fo:country="DE" fo:background-color="#ffff00"/>
    </style:style>
    <style:style style:name="T5" style:family="text">
      <style:text-properties fo:color="#0066ff"/>
    </style:style>
    <style:style style:name="T6" style:family="text">
      <style:text-properties fo:color="#0000ff"/>
    </style:style>
    <style:style style:name="T7" style:family="text">
      <style:text-properties fo:color="#0000ff" fo:language="tr" fo:country="TR"/>
    </style:style>
    <style:style style:name="T8" style:family="text">
      <style:text-properties fo:color="#0000ff" fo:language="de" fo:country="DE"/>
    </style:style>
    <style:style style:name="T9" style:family="text">
      <style:text-properties fo:color="#0000ff" fo:background-color="#ffff00"/>
    </style:style>
    <style:style style:name="T10"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pitel 1 Modul 2 Aufgabe 2a</text:p>
      <text:p text:style-name="P3"/>
      <text:p text:style-name="P3">Sie hören jetzt Aussagen von acht Personen. Sie hören die Aussagen zweimal. Entscheiden Sie beim Hören, welche Aussage a, b oder c zu welcher Person passt. Sie haben jetzt eine halbe Minute Zeit, um die Aussagen zu lesen.</text:p>
      <text:p text:style-name="P3"/>
      <text:p text:style-name="P6">Şimdi sekiz kişinin ifadelerini duyacaksınız. İfadeleri iki kez duyacaksınız. Dinlerken hangi kişiye hangi a, b veya c ifadesinin uygun olduğuna karar verin. Şimdi ifadeleri okumak için yarım dakikanız var.</text:p>
      <text:p text:style-name="P3"/>
      <text:p text:style-name="P4">Person 1</text:p>
      <text:p text:style-name="P3">Ich bin 43 Jahre alt, arbeite als Industriekauffrau und ich sammle Pilze. Eines gleich vorweg: Wir sind kein Speisepilz-Verein! </text:p>
      <text:p text:style-name="P3">Für uns ist alles interessant, nicht nur Steinpilze und Pfifferlinge. Wenn ich Leuten erzähle, dass ich im Pilz verein bin, denken sie immer, dass man da gemeinsam <text:s/>Schwammerln kocht. Aber wir arbeiten sehr wissenschaftlich: Die Pilze werden gesammelt, mithilfe von <text:s/>Mikroskop und Fachliteratur bestimmt, danach werden sie besprochen und kartiert. Ich meine, ich sammle Pilze schon auch einfach so zum Essen, bin aber nicht besonders scharf drauf. Mit meinem Beruf hat mein Hobby auch rein gar nichts zu tun. Ich bin auch nicht im Verein, damit ich einen Ausgleich habe. Ich finde Pilze einfach schön.</text:p>
      <text:p text:style-name="P3"/>
      <text:p text:style-name="P6">43 yaşındayım, sanayi memuru olarak çalışıyorum ve Mantar topluyorum. Her şeyden önce: Biz yenilebilir bir mantar derneği değiliz!<text:line-break/>Sadece porcini mantarı ve Chanterelles de<text:span text:style-name="T1">ğil, her şey bizim için ilginç </text:span>. İnsanlara mantar kulübünde olduğumu söylediğimde hep birlikte mantar pişirdiğimizi düşünüyorlar. Ama biz çok bilimsel çalışıyoruz: mantarlar toplanır, mikroskop ve uzman literatür yardımıyla tanımlanır, sonra tartışılır ve haritalanır. Yani, ben yemek için mantar toplarım ama onlara pek düşkün değilim. Hobimin kesinlikle işimle ilgisi yok. Ayrıca işleri dengede tutabilmek için kulüpte de değilim. Sadece mantarların güzel olduğunu düşünüyorum.</text:p>
      <text:p text:style-name="P6"/>
      <text:p text:style-name="P4">Person 2</text:p>
      <text:p text:style-name="P5"/>
      <text:p text:style-name="P5">Ich bin 24 Jahre alt, studiere Erdkunde und Physik auf Lehramt und kümmere mich um das Gemeinschaftsleben im Münchner Olympiadorf. </text:p>
      <text:p text:style-name="P5">Hier im Olympiadorf wohnen etwa 1.800 Studenten. Viel vom Dorfleben findet in unserem Verein statt – wir haben eine eigene Kneipe, ein Kino, eine Disco, eine Töpfergruppe und eine Werkstatt für Holz und Metall. </text:p>
      <text:p text:style-name="P5">Ich bin der erste Vorsitzende des Vereins der Studenten im Olympiazentrum. Vom Zeitaufwand her macht das pro Woche zwanzig Stunden aus, zum Teil auch mehr. </text:p>
      <text:p text:style-name="P5">Das ist schon viel, aber es macht mir einfach riesig Spaß, vor allem weil ich Leute kennenlerne und das ist mir sehr wichtig. Bei uns ist der Vereinsgeist wichtig, wir halten zusammen und kennen uns alle untereinander. </text:p>
      <text:p text:style-name="P5">So entstehen Freundschaften, die man – glaube ich – woanders nicht so leicht finden kann, jedenfalls nicht in dieser Tiefe.</text:p>
      <text:p text:style-name="P5"/>
      <text:p text:style-name="P7">24 yaşındayım, öğretmen olmak için coğrafya ve fizik okuyorum ve Münih Olimpiyat Köyü'nde toplum hayatıyla ilgileniyorum.<text:line-break/>Olimpiyat Köyü'nde yaklaşık 1.800 öğrenci yaşıyor. Köy hayatının çoğu derneğimizde geçiyor - kendi barımız, sinemamız, diskomuz, çömlek grubumuz ve ahşap ve metal atölyemiz var.<text:line-break/>Olimpiyat Merkezi'ndeki Öğrenci Birliği'nin ilk başkanıyım. Zaman açısından, bu, haftada yirmi saati, bazen daha fazlasını oluşturur.<text:line-break/><text:soft-page-break/>Bu çok ama çok eğleniyorum, özellikle de insanları tanıdığım için ve bu benim için çok önemli. Dernek ruhu bizim için önemlidir, birbirimize bağlıyız ve hepimiz birbirimizi tanırız.<text:line-break/>Bu - bence - başka hiçbir yerde bu kadar kolay bulamayacağınız dostluklar yaratır, en azından bu derinlikte.</text:p>
      <text:p text:style-name="P7"/>
      <text:p text:style-name="P9">Person 3</text:p>
      <text:p text:style-name="P11">Ich bin 35 Jahre alt und arbeite als Bankkaufmann in Frankfurt. Außerdem engagiere ich mich im Tanzverein „Grün-Gold-Club“. Mit 15 haben mich Mädchen aus der Nachbarschaft dazu überredet, doch mal mit zum Tanzen zu kommen. Eigentlich hatte ich gar keine Lust darauf, aber das hat sich schnell geändert: Inzwischen bin ich nicht nur Tanzlehrer, sondern auch Vorsitzender des „Grün-Gold-Clubs“. Zurzeit trainiere und unterrichte ich zehn Stunden pro Woche. Und mit organisatorischen Aufgaben bin ich zwischen 8 bis manchmal auch 15 Stunden im Monat beschäftigt. Ich schaue, dass alles läuft, und halte auch den Kontakt zu den Tanzsportverbänden. Weil ich außerdem noch arbeite, ist klar, dass meine Abende und Wochenenden ganz dem Tanzverein gehören. Mit meiner Tätigkeit im Verein versuche ich, mich einzubringen – ich denke, bürgerschaftliches Engagement gehört einfach zum gesellschaftlichen Leben dazu und das Unterrichten macht mir wahnsinnig Spaß. </text:p>
      <text:p text:style-name="P11"/>
      <text:p text:style-name="P7">Aslında canım istemedi ama bu hızla değişti: Artık sadece bir dans öğretmeni değil, aynı zamanda “Yeşil Altın Kulübü”nün de başkanıyım. Şu anda haftada on saat eğitim ve öğretim yapıyorum. Ve ayda 8 ila bazen 15 saat arasında organizasyon görevleriyle meşgulüm. Her şeyin yolunda gitmesini sağlarım ve dans sporu dernekleri ile de iletişim halinde olurum. Bunun <text:span text:style-name="T1">yanısıra</text:span> çalıştığım için, <text:span text:style-name="T3">tabiki,</text:span> akşamları ve hafta sonları tamamen dans kulübüne ait. Dernekteki <text:span text:style-name="T3">faaliyetlerimle</text:span> <text:span text:style-name="T3">katk</text:span><text:span text:style-name="T1">ıda bulunmaya</text:span> çalışıyorum - sivil katılımın <text:s/>sosyal hayatın bir parçası olduğunu düşünüyorum ve öğretmekten gerçekten zevk alıyorum.</text:p>
      <text:p text:style-name="P11"/>
      <text:p text:style-name="P9">Person 4</text:p>
      <text:p text:style-name="P10">Ich bin 21 Jahre alt, studiere im fünften Semester Jura in Passau und bin in der Amnesty International Hochschulgruppe Passau aktiv. </text:p>
      <text:p text:style-name="P10">Wir wollen z.B. Menschen unterstützen, die zu Unrecht im Gefängnis sitzen oder keinen ordentlichen Prozess <text:s/>bekommen, deshalb motiviere ich im Moment Kommilitonen und Kommilitoninnen zum Briefe schreiben für Amnesty International. Schon seit Jahren beteiligen wir uns immer am 10. Dezember an einem der Briefmarathons. Amnesty macht fast alles mit Briefen. Wenn nämlich zum Beispiel ein Gefängnisleiter einen ganzen Sack voll Post aus der ganzen Welt bekommt, dann bewirkt man da vielleicht schon was.</text:p>
      <text:p text:style-name="P10"/>
      <text:p text:style-name="P8">21 yaşındayım, Passau'da beşinci dönem hukuk okuyorum ve Passau'daki Uluslararası Af Örgütü Üniversiteler Grubunda aktifim.<text:line-break/>Örneğin, haksız yere cezaevinde bulunan veya düzgün bir şekilde yargılanmayan insanları desteklemek istiyoruz, bu yüzden şu anda diğer öğrencileri Uluslararası Af Örgütü'ne mektup yazmaya motive ediyorum. Yıllardır hep 10 Aralık'taki mektup maratonlarından birine katıldık. Af Örgütü neredeyse her şeyi mektupla yapıyor. Örneğin, bir hapishane müdürü dünyanın her yerinden bir çuval posta alırsa, belki bir şeyler olacak.</text:p>
      <text:p text:style-name="P8"/>
      <text:p text:style-name="P9">Person 5</text:p>
      <text:p text:style-name="P10">Ich bin 53 Jahre alt und arbeite bei einer Werbeagentur. Ich finde es toll, wenn man sich gut ausdrücken kann und Argumente überzeugend vorbringen kann. Zum Debattierclub bin ich gekommen, weil ich Lust hatte, meine Rhetorik zu verbessern. Seminare in Abendkursen hatte ich schon gemacht, aber ich wollte noch mehr lernen und mich noch weiter verbessern. </text:p>
      <text:p text:style-name="P10"><text:soft-page-break/>Der Debattierclub ist spannend, weil man über ganz unterschiedliche Themen kontrovers diskutiert: Ob man die Ein- und Zwei-Cent-Münzen abschaffen sollte zum Beispiel. Man vertritt dabei nicht seine eigene Meinung, sondern wird einem Team zugeteilt. Es geht darum, gute Argumente zu finden und sie logisch aneinander zu reihen. Man will mit dem, was man sagt, das Publikum überzeugen, nicht die Gegenseite – die hat ja ihre feste Meinung. Inzwischen macht es mir Spaß, vor Publikum zu reden. Außerdem habe ich die Scheu vor Kontroversen abgebaut. Viele Menschen vermeiden Konflikte und sagen lieber gar nichts.</text:p>
      <text:p text:style-name="P10"/>
      <text:p text:style-name="P8">53 yaşındayım ve bir reklam ajansında çalışıyorum. Kendinizi iyi ifade edebilmeniz ve argümanları ikna edici bir şekilde sunabilmeniz bence harika. Münazara kulübüne geldim çünkü söylemimi geliştirmek istedim. Akşam seminerlerini çoktan yapmıştım ama daha fazlasını öğrenmek ve daha da geliştirmek istiyordum.<text:line-break/>Münazara kulübü heyecan verici çünkü çok farklı konularda çok sayıda tartışmalı tartışma var: örneğin bir ve iki kuruştan kurtulmanın gerekip gerekmediği. Kendi fikrinizi belirtmiyorsunuz, ancak bir ekibe atanıyorsunuz. Bu, iyi argümanlar bulmak ve onları mantıklı bir şekilde bir araya getirmekle ilgilidir. Seyirciyi söylediklerinizle ikna etmek istiyorsunuz, karşı tarafı değil - sağlam bir fikirleri var. Artık bir seyirci önünde konuşmaktan zevk alıyorum. Ayrıca, tartışma korkumu da azalttım. Birçok insan çatışmadan kaçınır ve hiçbir şey söylememeyi tercih eder.</text:p>
      <text:p text:style-name="P10"/>
      <text:p text:style-name="P9">Person 6</text:p>
      <text:p text:style-name="P10">Ich bin 46 Jahre alt und arbeite als Schreiner bei einem Möbelhersteller. </text:p>
      <text:p text:style-name="P10">Ich spiele seit Langem in einem Verein Fußball und seit zwei Jahren trainiere ich auch eine Kindergruppe. Die meisten Leute sind Mitglied in einem Verein, weil sie dort für wenig Geld Sport machen können. Und so bin auch ich zum Verein gekommen. Damals habe ich mir gar keine großen Gedanken darüber gemacht, warum die Mitgliedschaft in Vereinen relativ günstig ist, aber sehr schnell habe ich begriffen, dass die Leute, die das Vereinsleben gestalten und z.B. als Trainer arbeiten, das fast alle ehrenamtlich machen. Das hat mich sehr beeindruckt und als dann vor zwei Jahren ein Trainer der Kindergruppe aus privaten Gründen mit der Vereinsarbeit aufhören musste, habe ich nicht lange überlegt. Mir war sofort klar, dass ich die Kinder und ihre Begeisterung für Fußball nicht im Stich lassen wollte. </text:p>
      <text:p text:style-name="P10">Und heute bin ich stolz auf mein kleines Team. Die Mannschaft hält richtig gut zusammen und alle sind mit großem Eifer dabei. Es ist wirklich schön zu sehen, wie man die Kinder begeistern und motivieren kann.</text:p>
      <text:p text:style-name="P10"/>
      <text:p text:style-name="P8">46 yaşındayım ve bir mobilya imalatçısında marangoz olarak çalışıyorum.<text:line-break/>Uzun süredir bir kulüpte futbol oynuyorum ve ayrıca iki yıldır bir çocuk grubuna koçluk yapıyorum. Çoğu insan bir kulübe üyedir çünkü orada az parayla spor yapabilirler. Ve kulübe böyle geldim. O zamanlar kulüp üyeliğinin neden görece ucuz olduğunu pek düşünmemiştim ama çok çabuk fark ettim ki kulüp hayatını ve işini şekillendiren, örneğin koçluk yapan insanlar, hemen hemen hepsi bunu gönüllü olarak yapıyorlar. Bu beni çok etkiledi ve iki yıl önce çocuk grubundaki bir antrenör özel nedenlerle kulüpte çalışmayı bırakmak zorunda kaldığında, hiç düşünmedim. Çocuklardan ve onların futbola olan tutkularından vazgeçmek istemediğimi hemen anladım.<text:line-break/>Ve bugün küçük ekibimle gurur duyuyorum. Takım birbirine gerçekten çok iyi yapışıyor ve herkes bu konuda çok hevesli. Çocuklara nasıl ilham verebileceğinizi ve motive edebileceğinizi görmek gerçekten güzel.</text:p>
      <text:p text:style-name="P10"/>
      <text:p text:style-name="P10">Person 7</text:p>
      <text:p text:style-name="P10">Ich bin 25 Jahre alt und mache momentan meinen Doktor in Ethnologie. Ich bin lange Zeit <text:soft-page-break/>ganz bewusst kein Vereinsmitglied gewesen, weil ich immer gegen diese Vereinsmeierei war. Aber dann bin ich über einen Freund auf die „Interessengemeinschaft Modellraketen“ aufmerksam geworden und das fand ich dann so verrückt, dass ich mal mitgegangen bin. Das ist schon lustig. Hier treffen sich Leute, die Spaß daran haben, Modellraketen zu basteln und zu starten. Mir gefällt das, auch weil es etwas ist, das so gar nichts mit meiner Doktorarbeit zu tun hat. Hier lerne ich mal was ganz Neues und bekomme auch Einblicke in technische Abläufe und das finde ich sehr spannend. Nun kann man natürlich sagen, dass man dafür keinen Verein braucht, aber neben ganz praktischen Dingen wie Versicherungsschutz und Einkaufsrabatten lernt man hier wirklich viel – und bei diesem Hobby ist das echt wichtig, denn Probleme sind häufig. Oft starten die mühsam gebastelten Raketen nicht, sondern verbrennen am Boden und die ganze Arbeit war umsonst.</text:p>
      <text:p text:style-name="P10"/>
      <text:p text:style-name="P8">25 yaşındayım ve şu anda etnoloji alanında doktora yapıyorum. Bu kulüp mandırasına her zaman karşı olduğum için uzun bir süre kasten kulübe üye olmadım. Ama sonra bir arkadaşım aracılığıyla “model roket ilgi grubu”ndan haberdar oldum ve onlarla gitmemin çok çılgınca olduğunu düşündüm. Bu komik. Model roketler yapıp fırlatmaktan keyif alan insanların buluştuğu yer burasıdır. Bunu beğendim, çünkü doktora tezimle hiçbir ilgisi yok. Burada tamamen yeni bir şey öğreniyorum ve ayrıca çok heyecan verici bulduğum teknik süreçler hakkında fikir sahibi oluyorum. Şimdi elbette bunun için bir kulübe ihtiyacınız olmadığını söyleyebilirsiniz, ancak sigorta koruması ve satın alma indirimleri gibi çok pratik şeylere ek olarak burada çok şey öğreniyorsunuz - ve bu hobi ile bu gerçekten önemli, çünkü sorunlar yaygın . Çoğu zaman zahmetli bir şekilde tamir edilen roketler başlamaz, ancak yerde yanar ve tüm işler boşuna gider.</text:p>
      <text:p text:style-name="P10"/>
      <text:p text:style-name="P9">Person 8</text:p>
      <text:p text:style-name="P10"/>
      <text:p text:style-name="P10">Ich bin 27 Jahre alt und arbeite in München als Optiker. Seit einem Jahr bin ich Mitglied im Verein der Münchner Volkssternwarte. Für die Sterne habe ich mich schon als Kind interessiert und ich bin immer wieder fasziniert, wenn ich durch die großen Teleskope den Mars beobachten kann. Der Mars ist mein Lieblingsplanet und, seit wir wissen, dass es dort auch Wasser gibt, sind viele Forschungsprojekte im Gang – und wer weiß, vielleicht landen wir Menschen ja doch eines Tages auf dem Mars. Hier in der Volkssternwarte werden auch viele Kurse und Vorlesungen zum Thema „Astronomie“ angeboten – das lasse ich mir meistens nicht entgehen. Vor Kurzem hatten wir z.B. eine Mondfinsternis, das war so faszinierend und interessant! Und ich lerne immer noch dazu, auch über die verschiedenen Teleskope und Beobachtungsmittel – das wird mir einfach nicht langweilig. </text:p>
      <text:p text:style-name="P11"/>
      <text:p text:style-name="P7">27 yaşındayım ve Münih'te gözlükçü olarak çalışıyorum. Bir yıldır Münchner Volkssternwarte derneğinin üyesiyim. Çocukken yıldızlara ilgi duyardım ve büyük teleskoplarla Mars'ı gözlemleyebildiğimde her zaman büyülenmişimdir. Mars benim en sevdiğim gezegendir ve orada da su olduğunu bildiğimizden, birçok araştırma projesi devam ediyor - ve kim bilir, belki de biz insanlar bir gün sonunda Mars'a gideceğiz. Buradaki halka açık gözlemevinde ayrıca "astronomi" konusunda birçok kurs ve konferans var - genellikle bunu kaçırmam. Örneğin, geçenlerde bir ay tutulması yaşadık, çok etkileyici ve ilginçti! Ve çeşitli teleskoplar ve gözlem cihazları da dahil olmak üzere hala yeni şeyler öğreniyorum - sadece sıkılmıyorum.</text:p>
      <text:p text:style-name="P7"/>
      <text:p text:style-name="P2">Kapitel 1 Modul 4 Aufgabe 2b</text:p>
      <text:p text:style-name="P2"/>
      <text:p text:style-name="P11">● Hallo, seid wieder einmal herzlich willkommen bei „Neustart – dem jungen Ratgeber“– die Sendung, die sich um eure Fragen kümmert! Und unsere heutige Frage hat uns Jonas <text:soft-page-break/>Bahr getwittert. Er schreibt: „Ich gehe fürs Studium nach Dortmund und brauche ein WG-Zimmer. Ich habe gehört, dass es jetzt richtige WG-Castings gibt. Worauf sollte ich da achten?“ Ja, lieber Jonas, wie dir geht’s jetzt nicht gerade wenigen von euch. Fürs Studium oder eine Ausbildung kehren viele dem elterlichen Heim den Rücken und wollen am liebsten in eine WG ziehen. Doch heute können sich die meisten WGs ihre Mitbewohner unter vielen Bewerbern aussuchen. Also richtig, Jonas, in manchen Städten gibt es mittlerweile sogar Castings für ein Zimmer. Und mancher Neustudent fragt sich, wie das alles überhaupt klappt mit dem Haushalt, putzen, lernen und feiern mit Leuten, die man noch gar nicht kennt. Dazu kann uns aber heute unser Gast weiterhelfen: Arne Wissmann. Hallo. </text:p>
      <text:p text:style-name="P11">○ Hallo.</text:p>
      <text:p text:style-name="P11">● Arne, du bist Tutor im Studentenwerk der Universität Dresden und berätst Neulinge an der Uni in Wohnfragen. Die meisten von deinen Schützlingen wohnen wahrscheinlich in einer WG, oder? </text:p>
      <text:p text:style-name="P11">○ Ja, genau. Ich geb’ den Leuten Tipps, die das Zusammenleben einfacher machen. Und erklär’, wie sie Probleme von vornherein vermeiden können. </text:p>
      <text:p text:style-name="P11"/>
      <text:p text:style-name="P7">● Merhaba, sorularınızla ilgilenen "Neustart - genç danışman" programına bir kez daha hoş geldiniz! Ve bugünkü sorumuz Jonas Bahr tarafından tweetlendi. Şöyle yazıyor: “Dortmund'a okumak için gidiyorum ve ortak bir dairede bir odaya ihtiyacım var. Artık gerçek düz hisse dökümleri olduğunu duydum. Nelere dikkat etmeliyim? "Evet sevgili Jonas, şimdi nasılsın, sadece bir kaçınız değil. Birçoğu eğitim veya eğitim için ebeveynlerinin evine sırtını dönüyor ve ortak bir daireye taşınmak istiyor. Ancak bugün çoğu daire hissesi, ev arkadaşlarını birçok başvuran arasından seçebilir. Doğru Jonas, bazı şehirlerde bir oda için döküm bile var. Ve bazı yeni öğrenciler evde, temizlikte, öğrenmede ve tanımadığınız insanlarla kutlama yaparken her şeyin nasıl yürüdüğünü merak ediyor. Ancak konuğumuz bugün bize bu konuda yardımcı olabilir: Arne Wissmann. Merhaba.<text:line-break/>○ Merhaba.<text:line-break/>● Arne, University of Dresden Studentenwerk'te özel ders öğretmenisiniz ve üniversiteye yeni gelenlere barınma konularında tavsiyelerde bulunuyorsunuz. Çıraklarınızın çoğu muhtemelen bir daireyi paylaşıyor, değil mi?<text:line-break/>○ Evet kesinlikle. İnsanlara birlikte yaşamayı kolaylaştıran ipuçları veriyorum. Ve ilk etapta sorunlardan nasıl kaçınabileceğinizi açıklıyorum.</text:p>
      <text:p text:style-name="P7"/>
      <text:p text:style-name="P2">Modul 4 Aufgabe 2c</text:p>
      <text:p text:style-name="P2"/>
      <text:p text:style-name="P11">● Gelten deine Tipps denn für alle WGs? </text:p>
      <text:p text:style-name="P11">○ Das meiste gilt für alle. Aber bei den privaten WGs außerhalb von Studentenwohnheimen muss man sich meistens erst einmal in der WG um das Zimmer bewerben. Da sollte man von Anfang an ein paar Dinge beachten. Dazu beraten wir die Studenten natürlich auch gerne. </text:p>
      <text:p text:style-name="P11">● Gibt’s so was wie goldene Regeln? </text:p>
      <text:p text:style-name="P11">○ Ja, kann man sagen. </text:p>
      <text:p text:style-name="P11">● Und die haben wir für euch zusammengefasst: Hier kommen unsere Top Ten zum Thema: So wird es was in der WG! </text:p>
      <text:p text:style-name="P11">△ Top 1 </text:p>
      <text:p text:style-name="P11">○ Ehrlich bleiben: Bei der Bewerbung nicht mit Begeisterung fürs Putzen glänzen, wenn dich der Haushalt nur wenig interessiert. Ihr teilt ja euren Alltag und dein wahrer Charakter kommt schneller ans Tageslicht, als du denkst. So wird das Zusammenleben keine schöne Sache. </text:p>
      <text:p text:style-name="P11">△ Top 2 </text:p>
      <text:p text:style-name="P11"><text:soft-page-break/>○ Gleich und gleich gesellt sich gern: Such dir eine WG, in der die Leute zu dir passen. Ihr solltet mindestens eine Gemeinsamkeit haben. Das kann ein ähnliches Studienfach, ein Hobby oder eure Vorliebe für BioLebensmittel sein. Egal! Wer über ein gemeinsames Thema reden kann, der kommt einfach leichter zusammen. </text:p>
      <text:p text:style-name="P11">△ Top 3 </text:p>
      <text:p text:style-name="P11">○ Nicht meckern, sondern anpacken: Oft zeigt sich schon nach den ersten Tagen, dass die saubere Wohnung aus dem Casting in Staub, Dreck und Müll versinkt. Ja, das sollte besprochen werden. Aber denk daran, dass ein Teil des Drecks auch von dir kommt. Also bitte keine Zettel mit Mahnungen. Lieber nachgeben, anpacken und Probleme offen ansprechen. </text:p>
      <text:p text:style-name="P11">△ Top 4 </text:p>
      <text:p text:style-name="P11">○ Putzplan einhalten: Meistens hilft ein klarer Putzplan, die Aufgaben fair aufzuteilen. Keiner hat wirklich Lust auf den Abwasch oder auf Kloputzen. Aber wer dran ist, der macht’s! Und wenn du mal keine Zeit hast, kannst du das besprechen und Dienste tauschen. </text:p>
      <text:p text:style-name="P11">△ Top 5 </text:p>
      <text:p text:style-name="P11">○ Lerne teilen: Dein Zimmer ist voll mit Schokolade, Chips, Müsli, Obst – alles ist in Sicherheit. Aber wie weit soll das gehen? Nimmst du auch deine eigene Rolle Toilettenpapier mit zum Klo? Organisiert lieber eine Haushaltskasse und zahlt gemeinsam für die Dinge, die ihr alle braucht: Zwiebeln, Mehl, Spülmittel oder eben Toilettenpapier. </text:p>
      <text:p text:style-name="P11">△ Und weiter geht es mit Top 6! </text:p>
      <text:p text:style-name="P11">○ Dein WG-Tag ist heilig: Wer zusammen lebt, sollte auch zusammen etwas unternehmen. Findet mit eurer WG einen festen Termin, an dem ihr regelmäßig außerhalb der Wohnung etwas gemeinsam macht. Das kann das gemeinsame Sonntagsfrühstück im Uni-Café sein oder der monatliche Gang ins Kino. </text:p>
      <text:p text:style-name="P11">△ Top 7 </text:p>
      <text:p text:style-name="P11">○ Pflege deine Freundschaften: Es ist wahnsinnig gemütlich in deiner WG? Schön für dich. Mitbewohner müssen aber nicht beste Freunde werden. Halt’ Kontakt zu deinen Freunden, triff sie regelmäßig. Eine WG kann auch mal nerven. Dann brauchst du vielleicht freundschaftliche Hilfe oder eine Couch zum Übernachten. </text:p>
      <text:p text:style-name="P11">△ Top 8 </text:p>
      <text:p text:style-name="P11">○ Meins ist nicht deins: Du konntest dem Eintopf deines Mitbewohners nicht widerstehen? Da ist Ärger vorprogrammiert, wenn dein Mitbewohner später selbst hungrig vor dem leeren Topf steht. Dann solltest du schnell eine Entschuldigung parat haben und Ersatz aus der Pizzeria besorgen. Prinzipiell gilt also: Finger weg von dem, was nicht deins ist. </text:p>
      <text:p text:style-name="P11">△ Top 9 </text:p>
      <text:p text:style-name="P11">○ Partylöwe ja – Nervensäge nein: Coole Party und noch keine Lust zu schlafen? Ja, das kommt vor. Dann setzt man sich doch gerne noch bei guter Musik mit netten Leuten in die Küche. Aber um vier Uhr morgens? Das treibt die Mitbewohner in einen Wutanfall und kann zu peinlichen Szenen führen. Also: Rücksicht geht vor Coolness! </text:p>
      <text:p text:style-name="P11">△ Top 10 </text:p>
      <text:p text:style-name="P11">○ Gehen, wenn’s noch schön ist: Eigentlich ist alles okay und trotzdem fühlst du dich nicht wohl? Dann gibt es sicher bessere Wohn-Kombinationen für dich. Sieh dich um, frag nach, such was anderes und warte auf keinen Fall so lange, bis ihr euch am WG-Küchentisch gar nichts mehr zu sagen habt. </text:p>
      <text:p text:style-name="P11">● Danke, Arne, für deine zehn goldenen Regeln. </text:p>
      <text:p text:style-name="P11">○ Bitte, gerne. </text:p>
      <text:p text:style-name="P11">● Na, wenn ich an meine WGs denke, da hab’ ich ’ne Menge falsch gemacht. </text:p>
      <text:p text:style-name="P11">○ Naja, aber man kann ja daraus lernen. </text:p>
      <text:p text:style-name="P11">● Okay, Leute. Vielleicht macht ihr ja erst gar keine Fehler und folgt diesen Top Ten. Wir machen weiter mit der nächsten Frage von… </text:p>
      <text:p text:style-name="P2"/>
      <text:p text:style-name="P2"><text:soft-page-break/></text:p>
      <text:p text:style-name="P7">● İpuçlarınız tüm paylaşımlı daireler için geçerli mi?<text:line-break/>○ Çoğu herkes için geçerlidir. Ancak öğrenci yurtları dışındaki özel paylaşımlı daireler söz konusu olduğunda, genellikle ilk olarak paylaşımlı dairede oda için başvurmanız gerekir. En başından beri akılda tutulması gereken birkaç şey var. Tabii ki, öğrencilere bu konuda tavsiye vermekten de mutluluk duyuyoruz.<text:line-break/>● Altın kurallar gibi şeyler var mı?<text:line-break/>○ Evet, diyebilirsiniz.<text:line-break/>● Bunları sizin için özetledik: Konuyla ilgili ilk on listemiz şöyle: Ortak dairede işler böyle yürüyor!<text:line-break/>△ İlk 1<text:line-break/>○ Dürüst olun: Ev işleri sizi pek ilgilendirmiyorsa, başvuru yaparken temizlik hevesiyle parlamayın. Günlük hayatınızı paylaşıyorsunuz ve gerçek karakteriniz düşündüğünüzden daha hızlı ortaya çıkıyor. Birlikte yaşamak hoş bir şey değil.<text:line-break/>△ İlk 2<text:line-break/>○ Katılmayı seven insanları beğenin ve beğenin: İnsanların size uygun olduğu bir düz paylaşım bulun. En az bir ortak noktanız olmalı. Benzer bir konu, bir hobi veya organik gıda tercihiniz olabilir. Önemli değil! Ortak bir konu hakkında konuşabilenler daha kolay bir araya geliyor.<text:line-break/>△ İlk 3<text:line-break/>○ Şikayet etmeyin, işe koyulun: İlk birkaç günden sonra, dökümden çıkan temiz dairenin toza, kire ve çöpe gömüldüğü sık sık ortaya çıkar. Evet, tartışılmalı. Ama unutmayın, pisliğin bir kısmı da sizden geliyor. Bu yüzden lütfen hatırlatıcı içeren notlar almayın. Teslim olmak, sorunları çözmek ve sorunları açıkça ele almak daha iyidir.<text:line-break/>△ İlk 4<text:line-break/>○ Temizlik planına uyun: Çoğu zaman, net bir temizlik programı görevlerin adil bir şekilde bölünmesine yardımcı olur. Kimse gerçekten bulaşık yıkamak veya tuvaleti temizlemek istemiyor. Ama sıra sana gelirse, yaparsın! Ve vaktiniz yoksa, bunu tartışabilir ve hizmet alışverişinde bulunabilirsiniz.<text:line-break/>△ İlk 5<text:line-break/>○ Paylaşmayı öğrenin: Odanız çikolata, cips, müsli, meyve dolu - her şey güvende. Ama bu nereye kadar gitmeli? Tuvalete kendi rulo tuvalet kağıdınızı da götürüyor musunuz? Bir ev bütçesi düzenlemek ve ihtiyacınız olan şeyler için birlikte ödeme yapmak daha iyidir: soğan, un, bulaşık deterjanı veya tuvalet kağıdı.<text:line-break/>△ Ve devam ediyor<text:line-break/>İlk 6!<text:line-break/>○ Daire paylaşımı gününüz kutsaldır: Birlikte yaşayanların da birlikte bir şeyler yapması gerekir. Dairenizin dışında düzenli olarak birlikte bir şeyler yaptığınız ortak dairenizle sabit bir tarih bulun. Bu, üniversite kafesinde ortak Pazar kahvaltısı veya aylık sinema gezisi olabilir.<text:line-break/>△ İlk 7<text:line-break/>○ Arkadaşlıklarınızı sürdürün: Daire paylaşımınız inanılmaz derecede rahat mı? Aferin sana. Ama oda arkadaşları en iyi arkadaş olmak zorunda değil. Arkadaşlarınızla iletişim halinde olun, onlarla düzenli olarak görüşün. Ortak bir daire de can sıkıcı olabilir. O zaman arkadaşça yardıma veya uyumak için bir kanepeye ihtiyacınız olabilir.<text:line-break/>△ İlk 8<text:line-break/>○ Benimki senin değil: oda arkadaşının güvecine karşı koyamadın mı? Oda arkadaşınız daha sonra boş tencerenin önünde aç kalırsa sorun kaçınılmazdır. O zaman çabucak bir bahaneniz olmalı ve pizzacıdan yenisini almalısınız. Prensipte şu geçerlidir: Sana ait olmayandan uzak dur.<text:line-break/>△ İlk 9<text:line-break/>○ Parti hayvanı evet - can sıkıcı hayır: Harika bir parti ve henüz uyuma havasında değil <text:soft-page-break/>misiniz? Evet öyle. O zaman mutfakta güzel insanlarla güzel müzik eşliğinde oturmayı seviyorsunuz. Ama sabahın dördünde? Bu, oda arkadaşını bir öfke nöbetine sokar ve utanç verici sahnelere yol açabilir. Yani: düşünmek, soğukkanlılıktan önce gelir!<text:line-break/>△ İlk 10<text:line-break/>○ Hava hala güzelken gidin: Aslında her şey yolunda ve hala kendinizi iyi hissetmiyor musunuz? O zaman sizin için daha iyi yaşam kombinasyonları olacağından emin olabilirsiniz. Etrafınıza bakın, başka bir şey isteyin ve hiçbir koşulda mutfak masasında birbirinize söyleyecek başka bir şeyiniz kalmayana kadar beklemeyin.<text:line-break/>● On altın kuralın için teşekkürler Arne.<text:line-break/>○ Lütfen, lütfen.<text:line-break/>● Daire hisselerimi düşündüğümde çok yanlış yaptım.<text:line-break/>○ Peki, ama ondan öğrenebilirsin.<text:line-break/>● Tamam çocuklar. Belki ilk etapta hiç hata yapmayacaksınız ve bu ilk on'u takip edeceksiniz. dan sonraki soruya geçiyoruz</text:p>
      <text:p text:style-name="P7"/>
      <text:p text:style-name="P2">Modul 4 Aufgabe 6b <text:s/>1. 13</text:p>
      <text:p text:style-name="P7"/>
      <text:p text:style-name="P12">● Hm … das sieht aber gut aus …</text:p>
      <text:p text:style-name="P12">○ Ah, hier ist es aber schön warm. In meinem Zimmer ist es schon wieder so kalt. </text:p>
      <text:p text:style-name="P12">△ Bei mir auch! Die Heizung geht doch schon wieder nicht mehr richtig. </text:p>
      <text:p text:style-name="P12">● Ja, hier in der Küche ist es nur wärmer, weil wir gekocht haben und der Ofen an war. </text:p>
      <text:p text:style-name="P12">△ Das nervt mich jetzt aber wirklich. </text:p>
      <text:p text:style-name="P12">○ Ich habe dem Hausmeister schon zwei Mal gesagt, dass die Heizung in unserer Wohnung nicht richtig funktioniert. Was sollen wir denn noch machen? </text:p>
      <text:p text:style-name="P12">● Wir müssen dem Vermieter schreiben und ihm eine Frist setzen. Sonst passiert hier gar nichts. </text:p>
      <text:p text:style-name="P12">○ Da bin ich ganz deiner Meinung. Und dann müssen wir ihm auch schreiben, dass das Wasser nicht richtig warm wird. </text:p>
      <text:p text:style-name="P12">△ Das hängt bestimmt mit der Heizung zusammen. </text:p>
      <text:p text:style-name="P12">● Na klar. Und mit unserer Wohnungstür und den Fenstern muss er auch endlich was unternehmen. Die sind nicht richtig dicht und es zieht überall. <text:s/></text:p>
      <text:p text:style-name="P12">△ Vielleicht schreiben wir ihm gleich nach dem Essen? Jetzt sitzen wir grade alle mal zusammen. </text:p>
      <text:p text:style-name="P12">● Gute Idee. </text:p>
      <text:p text:style-name="P12">○ Find’ ich auch. Ich hol’ schon mal meinen Laptop. </text:p>
      <text:p text:style-name="P12">△ Stopp! Erst essen. Ich hab’ extra gekocht … </text:p>
      <text:p text:style-name="P7"/>
      <text:p text:style-name="P7"/>
      <text:p text:style-name="P7">● Hm ... bu iyi görünüyor ...<text:line-break/>○ Ah, burası güzel ve sıcak. Odam yine o kadar soğuk.<text:line-break/>△ Benim için de! Isıtma artık düzgün çalışmıyor.<text:line-break/>● Evet, sadece mutfak daha sıcak çünkü yemek pişiriyorduk ve fırın açıktı.<text:line-break/>△ Bu artık beni gerçekten rahatsız ediyor.<text:line-break/>○ Apartman görevlisine dairemizdeki ısıtmanın düzgün çalışmadığını iki kez söyledim. Başka ne yapmalıyız?<text:line-break/>● Ev sahibine yazıp bir süre vermeliyiz. Aksi takdirde burada hiçbir şey olmaz.<text:line-break/>○ Size tamamen katılıyorum. Ve sonra ona suyun gerçekten sıcak olmadığını yazmalıyız.<text:line-break/>△ Bu ısıtma ile ilgisi var.<text:line-break/>● Elbette. Ve sonunda bizim apartman kapımız ve pencerelerimizle bir şeyler yapmak zorunda. Gerçekten sıkı değiller ve her yerde bir taslak var.<text:line-break/>△ Belki yemekten hemen sonra ona yazarız? Şimdi hep birlikte oturuyoruz.<text:line-break/>● İyi fikir.<text:line-break/><text:soft-page-break/>○ Ben de öyle düşünüyorum. Dizüstü bilgisayarımı alacağım.<text:line-break/>△ dur! Önce ye. fazladan pişirdim...</text:p>
      <text:p text:style-name="P7"/>
      <text:p text:style-name="P2">Kapitel 2 <text:tab/>Hast du Worte?</text:p>
      <text:p text:style-name="P7"/>
      <text:p text:style-name="P2">1.14<text:tab/>Aufgabe 2a</text:p>
      <text:p text:style-name="P11"/>
      <text:p text:style-name="P11">● Haha, ja, der ist gut … </text:p>
      <text:p text:style-name="P11">○ Kennt ihr den mit dem Sonderurlaub und dem Verrückten? </text:p>
      <text:p text:style-name="P11">● Nee, erzähl … Los … </text:p>
      <text:p text:style-name="P11">○ Also … ah … wie war das? Ja … da ist ein Mann, der überlegt wegen Sonderurlaub … naja, also, wie er am besten frei bekommt … Und er denkt, dass er frei bekommt, wenn er verrückt ist … also … äh, den Verrückten spielt. Und dann hängt er sich an die Decke. Hihihi … Der ist echt gut … </text:p>
      <text:p text:style-name="P11">● Ja und? Ist das der Witz? </text:p>
      <text:p text:style-name="P11">○ Nein, nein, warte, warte, es geht noch weiter. Die Kollegin fragt, … äh … ja, sie fragt, was er macht, und er erzählt es ihr. … Pass auf! … Und jetzt kommt der Chef und fragt, was das soll. Hihihi … sagt der Mann: Ich bin eine … na … äh … eine Glühbirne, ’ne Lampe. Super, oder? Der Chef sagt, dass er wohl verrückt ist, und schickt ihn nach Hause. Und dann … Weißt du, was dann passiert? </text:p>
      <text:p text:style-name="P11">● Ne, weiß ich nicht. Was denn? </text:p>
      <text:p text:style-name="P11">○ Die Kollegin geht auch, weil sie ohne Licht nicht arbeiten kann. Verstehst du? Haha … Keine Glühbirne, kein Licht. Haha. Der ist gut, oder? </text:p>
      <text:p text:style-name="P11">● Ja, ja … sehr witzig! Mann, du kannst echt keine Witze erzählen. </text:p>
      <text:p text:style-name="P11"/>
      <text:p text:style-name="P11"><text:span text:style-name="T5">● Haha, evet, güzel...<text:line-break/>○ Özel izinli olanı ve deliyi tanıyor musunuz?<text:line-break/>● Hayır, söyle ... git ...<text:line-break/>○ Peki ... ah ... nasıldı? Evet ... özel izni düşünen bir adam var ... peki, en iyi tatili nasıl geçireceğini ... Ve delirdiğinde indiğini düşünüyor ... yani ... uh, oynuyor deli adam. Ve sonra tavana asılır. Hihihi... Gerçekten çok iyi...<text:line-break/>● Evet ve? şaka mı bu<text:line-break/>○ Hayır, hayır, bekle, bekle, dahası var. Meslektaşı sorar ... uh ... evet, ne yaptığını sorar ve ona söyler. … Dikkat etmek! ... Ve şimdi patron gelir ve bunun neyle ilgili olduğunu sorar. Hihihi ... adam der ki: Ben bir ... şey ... uh ... bir ampul, bir lamba. Güzel değil mi? Patron deli olduğunu söyler ve onu eve gönderir. Ve sonra... o zaman ne olur biliyor musun?<text:line-break/>● Hayır, bilmiyorum. Sonra ne?<text:line-break/></text:span><text:span text:style-name="T5">○ İş arkadaşı da ışıksız çalışamayacağı için ayrılıyor. Anlıyor musunuz? Haha ... ampul yok, ışık yok. Haha. Bu iyi, değil mi?<text:line-break/>● Evet, evet ... çok komik! Dostum, gerçekten şaka yapamazsın.</text:span></text:p>
      <text:p text:style-name="P13"/>
      <text:p text:style-name="P2">1.15 Aufgabe 2b</text:p>
      <text:p text:style-name="P13"/>
      <text:p text:style-name="P11">● Hihihi, der Witz ist gut … </text:p>
      <text:p text:style-name="P11">○ Kennt ihr den mit dem Sonderurlaub? </text:p>
      <text:p text:style-name="P11">● Nee, erzähl … Los … </text:p>
      <text:p text:style-name="P11">○ Also … ähm … Ein Mann überlegt, wie er ein paar Tage Sonderurlaub bekommen kann. Am besten scheint es ihm, verrückt zu spielen, damit sein Chef ihn zur Erholung nach Hause schickt. Er hängt sich also im Büro an die Zimmerdecke. </text:p>
      <text:p text:style-name="P11">● Häh? </text:p>
      <text:p text:style-name="P11">○ Ja, warte … Seine Kollegin fragt ihn, warum er das denn tut, und er erklärt es ihr. <text:soft-page-break/>Wenige Minuten später kommt der Chef und sieht seinen Angestellten an der Decke hängen. „Hey Müller, warum hängen Sie an der Decke?“ „Ich bin eine Glühbirne!“ „Sie müssen verrückt sein! Gehen Sie mal für den Rest der Woche nach Hause und ruhen Sie sich aus. Montag sehen wir dann mal weiter.“ Der Mann geht, die Kollegin aber auch. Fragt der Chef, warum sie denn auch geht, sagt sie: „Na, Chef, im Dunkeln kann ich doch nicht arbeiten.“ </text:p>
      <text:p text:style-name="P11"/>
      <text:p text:style-name="P11"/>
      <text:p text:style-name="P7">● Hihihi, şaka güzel...<text:line-break/>○ Özel izinli olanı tanıyor musunuz?<text:line-break/>● Hayır, söyle ... git ...<text:line-break/>○ Yani ... um ... Bir adam birkaç günlük özel izni nasıl alabileceğini düşünüyor. Ona göre yapılacak en iyi şey çıldırmak, böylece patronu onu rahatlaması için eve gönderiyor. Bu yüzden ofiste tavana asılır.<text:line-break/>● Ha?<text:line-break/>○ Evet, bekleyin... Meslektaşı ona bunu neden yaptığını sorar ve o da açıklar. Birkaç dakika sonra patron gelir ve çalışanını tavandan sarkan görür. “Hey Müller, neden tavanda asılısın?” “Ben bir ampulüm!” “Deli olmalısın! Haftanın geri kalanında eve git ve biraz dinlen. Pazartesi daha fazlasını göreceğiz. ”Adam ayrılıyor, ama meslektaşı da öyle. Patron neden ayrıldığını sorarsa, "Eh, patron, karanlıkta çalışamam" diyor.</text:p>
      <text:p text:style-name="P7"/>
      <text:p text:style-name="P7"/>
      <text:p text:style-name="P2">Modul 2 Aufgabe 2 </text:p>
      <text:p text:style-name="P2">1.16</text:p>
      <text:p text:style-name="P11">● Ich begrüße Sie, liebe Hörerinnen und Hörer, herzlich bei „Sprich mit mir!“, der Sendung rund um das Thema „Kommunikation“. Und auch heute haben wir wieder einen interessanten Gast im Studio, Herrn Dr. Richard Traber. Herzlich willkommen. ○ Hallo Frau Köhler, ich freue mich über die Einladung.</text:p>
      <text:p text:style-name="P11"/>
      <text:p text:style-name="P7"><text:s/>● Siz sevgili dinleyiciler, <text:s/>“İletişim” konulu “Konuş benimle!”<text:span text:style-name="T1">programında</text:span> <text:span text:style-name="T1">s</text:span><text:span text:style-name="T3">izi kalpten </text:span><text:span text:style-name="T1">selamlıyorum.</text:span> Ve bugün stüdyoda <text:span text:style-name="T1">yine </text:span>ilginç bir konuğumuz var, Dr. Richard Trotter. <text:span text:style-name="T1">Kalpten hoşgeldiniz</text:span>.<text:line-break/>○ Merhaba Koehler Hanım, <text:span text:style-name="T1">bu </text:span>davetten memnun oldum.</text:p>
      <text:p text:style-name="P11"/>
      <text:p text:style-name="P2">1.17</text:p>
      <text:p text:style-name="P11">Lesen Sie jetzt die Aufgaben 1–3. Hören Sie jetzt den dazugehörenden Abschnitt noch einmal. </text:p>
      <text:p text:style-name="P11"/>
      <text:p text:style-name="P7">Şimdi 1-3 arasındaki etkinlikleri okuyun. Şimdi ilgili bölümü tekrar dinleyin.</text:p>
      <text:p text:style-name="P7"/>
      <text:p text:style-name="P11">● Wir freuen uns auch, Sie hier zu haben. Sie sind Trainer für Schlagfertigkeit. Eine Fähigkeit, die viele gerne hätten. </text:p>
      <text:p text:style-name="P11"><text:span text:style-name="T6">● </text:span><text:span text:style-name="T7">bi</text:span><text:span text:style-name="T8">z</text:span><text:span text:style-name="T7"> de s</text:span><text:span text:style-name="T6">izi burada görmekten mutluluk duyuyoruz. S</text:span><text:span text:style-name="T7">iz</text:span><text:span text:style-name="T6"> </text:span><text:span text:style-name="T7">pratik</text:span><text:span text:style-name="T6"> zekâlı olma </text:span><text:span text:style-name="T7">eğitmenisiniz.</text:span><text:span text:style-name="T6"> Birçok kişinin sahip olmak isteyeceği bir beceri.</text:span></text:p>
      <text:p text:style-name="P11">○ Ja, richtig. Jemandem Contra bieten zu können macht das Leben leichter, wer das nicht kann, wird leicht zum Opfer von Hohn und Spott. </text:p>
      <text:p text:style-name="P7">○ Evet, doğru. Birine karşı teklifte bulunabilmek, hayatı kolaylaştırır; bunu yapamayanlar, kolayca küçümseme ve alay <text:span text:style-name="T1">kurbanı</text:span> olur.</text:p>
      <text:p text:style-name="P11">● Wen betrifft das genau? Leute, denen Streit schwerfällt? </text:p>
      <text:p text:style-name="P11"><text:span text:style-name="T6">● </text:span><text:span text:style-name="T6">Bu tam olarak kimi etkiliyor?</text:span><text:span text:style-name="T6"> Dövüşmekte zorlananlar?</text:span></text:p>
      <text:p text:style-name="P11">○ Nein, eigentlich betrifft es alle Menschen, denen auf verbale Attacken nicht so schnell passende Antworten einfallen. Wenn man sozusagen gegenüber Frechheiten oder <text:soft-page-break/>aggressiven Äußerungen im Dialog sprachlos ist. Diesen Menschen fehlt einfach die Schlagfertigkeit. Das geht ja schon in der Schule los. Aber auch Erwachsene kennen solche Situationen, wenn sich z.B. Kollegen bei der Arbeit über einen lustig machen. Das kann dann bis zum Mobbing gehen. </text:p>
      <text:p text:style-name="P7">○ Hayır, aslında sözlü saldırılara bu kadar çabuk uygun cevaplar bulamayan herkesi etkiliyor. Diyalogdaki küstahlık veya agresif ifadeler karşısında tabiri caizse suskun kaldığınızda. Bu insanlar sadece hızlı zekâya sahip değiller. Bu önce okulda başlıyor. Ancak yetişkinler de bu tür durumlara aşinadır, örneğin iş arkadaşlarınız sizinle iş yerinde dalga geçtiğinde. Bu zorbalığa kadar gidebilir.</text:p>
      <text:p text:style-name="P11">● Aber es gibt doch Unterschiede bei den Altersstufen. Erwachsene attackieren und reagieren doch sicher ganz anders als Kinder. </text:p>
      <text:p text:style-name="P11"><text:span text:style-name="T6">● Ancak yaş gruplarında farklılıklar vardır. Yetişkinler çocuklardan tamamiyle farklı </text:span><text:span text:style-name="T6">saldırır ve tepki verirler.</text:span></text:p>
      <text:p text:style-name="P11">○ Ja, natürlich. Beginnen wir mal mit den Schülern. In deutschen Schulen sind Hänseleien an der Tagesordnung. Da wird über andere gelacht und sich lustig gemacht. Laut einer Studie, dem LBS-Kinderbarometer, leiden über 30 Prozent der Kinder zwischen 9 und 14 Jahren unter verbalen Angriffen und fühlen sich ausgegrenzt. Meistens geht es dabei um das Äußere: die Kleidung, das Aussehen oder die Figur. Manchmal auch um die Noten. Kinder sind bei ihren Angriffen anders als Erwachsene. Sie sind viel direkter und haben weniger Hemmungen. Die Attacken sind also meistens wirklich gemein und verletzend. </text:p>
      <text:p text:style-name="P7">○ Evet, elbette. Öğrencilerle başlayalım. Alman okullarında alay gündemdedir. Orda başkalarına gülünür ve onlarla dalga geçilir. LBS Çocuk Barometresi adlı bir araştırmaya göre, 9 ila 14 yaş arasındaki çocukların yüzde 30'undan fazlası sözlü saldırılara maruz kalıyor ve kendilerini dışlanmış hissediyor. Çoğunlukla görünümle ilgilidir: giysiler, görünüm veya figür. Bazen notlar hakkında da. Çocuklar ataklarında yetişkinlerden farklıdır. Çok daha doğrudandırlar ve daha az engellemeleri vardır. <text:span text:style-name="T3">Bu s</text:span>aldırılar çoğunlukla gerçekten kaba ve <text:span text:style-name="T3">inciticidir.</text:span></text:p>
      <text:p text:style-name="P11">● Und bei den Erwachsenen? </text:p>
      <text:p text:style-name="P7">● Ve yetişkinlerde?</text:p>
      <text:p text:style-name="P11">○ Auch hier sollte nicht unterschätzt werden, wie viele Menschen sich durch Kommentare ihrer Mitmenschen verletzt fühlen. Nur sind diese meist versteckter, subtiler und finden oft nicht öffentlich statt– wie etwa auf dem Schulhof, sondern in Räumen, in denen sich der Angreifer sicher fühlt; also in der Kaffeeküche oder im eigenen Büro statt während der Mitarbeitersitzung. Aber egal, ob Kinder oder Erwachsene, der Verlauf der Kommunikation ist gleich. </text:p>
      <text:p text:style-name="P7">○ Burada da, diğer insanların yorumlarından kaç kişinin incindiğini hafife almamak gerekir. Ancak bunlar genellikle daha gizlidir, daha inceliklidir ve genellikle kamuya açık yerlerde gerçekleşmez - örneğin okul bahçesinde olduğu gibi, saldırganın kendini güvende hissettiği odalarda; Yani çalışan toplantısı yerine kahve mutfağında veya kendi ofisinizde. Ancak çocuk ya da yetişkin fark etmeksizin iletişimin seyri aynıdır.</text:p>
      <text:p text:style-name="P11"/>
      <text:p text:style-name="P2">1.18</text:p>
      <text:p text:style-name="P11">Lesen Sie jetzt die Aufgaben 4–6. Hören Sie jetzt den dazugehörenden Abschnitt noch einmal. </text:p>
      <text:p text:style-name="P11"/>
      <text:p text:style-name="P11">● Nämlich? </text:p>
      <text:p text:style-name="P7">● Yani?</text:p>
      <text:p text:style-name="P11">○ Es gibt sozusagen einen Täter und ein Opfer. Eine Person versucht, die andere zu erniedrigen; oft, um anderen gegenüber seine Macht zu demonstrieren. Aus Kindermündern hört man dann so etwas wie „Fettklops“, bei Erwachsenen kommen eher Äußerungen wie „Gab es das Kostüm im Sonder-Schlussverkauf?“. Jetzt könnte vom Attackierten alles Mögliche kommen, ein Gegenangriff, ein Contra. Oft kommt aber keine <text:soft-page-break/>Gegenwehr, es passiert einfach gar nichts. Man sucht nach der passenden Antwort, einem fehlen die Worte und man bleibt sprachlos. Viele versuchen auch, der Situation auszuweichen, und fliehen. Dann triumphiert der Angreifer, er hat sein Ziel erreicht. Das Opfer fühlt sich schlecht. </text:p>
      <text:p text:style-name="P7">○ Sözgelimi bir fail ve bir mağdur var. Bir kişi diğerini genellikle gücünü başkalarına <text:span text:style-name="T3">kar</text:span><text:span text:style-name="T1">şı</text:span> göstermek için küçük düşürmeye çalışır. Çocukların ağzından "şişko toplar" gibi bir şey duyabilirsiniz, yetişkinler ise "Kostüm özel indirimde miydi?" gibi ifadeleri duymaya eğilimlidir.<text:line-break/>Şimdi saldırılandan karşı saldırı, kontra gibi mümkün olan her şey gelebilir. Ancak çoğu zaman direnç olmaz, hiçbir şey olmaz. Doğru cevap aranir, kelimeler eksik kalir ve suskun kalınir. Birçoğu da durumdan <text:span text:style-name="T1">kaçınmaya</text:span> ve kaçmaya çalışır. Sonra saldırgan galip gelir, amacına ulaşır. Kurban kendini kötü hisseder.</text:p>
      <text:p text:style-name="P11">● Wie geht es dann weiter? Das ist doch sicher nicht das Ende. </text:p>
      <text:p text:style-name="P11">○ Nein, gar nicht. Wenn der Täter sich immer mehr Erfolg von seinen Angriffen verspricht, wird er damit weitermachen und sie wiederholen. Das Opfer fühlt sich immer schlechter, verliert an Selbstbewusstsein, kann am Ende sogar krank werden.</text:p>
      <text:p text:style-name="P11"><text:span text:style-name="T6">● Sonra ne olacak? Elbette bu son değil.<text:line-break/>○ Hayır, hiç değil. Fail, saldırılarının giderek daha başarılı olmasını bekliyorsa, devam edecek ve onları tekrarlayacaktır. Kurban giderek daha kötü hisseder, kendine olan güvenini kaybeder ve hatta hastalanabilir.</text:span> </text:p>
      <text:p text:style-name="P11">● Aber es gibt Auswege aus der Situation, oder? Zum Beispiel Ihr Schlagfertigkeitstraining. </text:p>
      <text:p text:style-name="P11">○ Ja, aber nicht nur meins. Es gibt viele Kommunikationstrainer, die dabei helfen können, sich verbal zu wehren. Zum Beispiel ist von Matthias Pöhm ein Ratgeber für Schüler erschienen; mit vielen Tipps, um schlagfertiger zu werden. Davon können auch Erwachsene lernen. </text:p>
      <text:p text:style-name="P7">● Ama durumdan çıkış yolları var, değil mi? Örneğin, <text:span text:style-name="T1">pratik zeka</text:span> eğitiminiz.<text:line-break/>○ Evet, ama sadece benim değil. Kendinizi sözlü olarak savunmanıza yardımcı olabilecek birçok iletişim eğitmeni vardır. Örneğin, Matthias Pöhm okul çocukları için bir rehber yayınladı; daha pratik zekalı olmak için birçok ipucu ile. Yetişkinler de bundan öğrenebilir.</text:p>
      <text:p text:style-name="P11">● Zum Beispiel? </text:p>
      <text:p text:style-name="P11">○ Pöhm geht davon aus, dass die beste Abwehr darin besteht, den Angreifer zu überraschen. </text:p>
      <text:p text:style-name="P7">● Örneğin?<text:line-break/>○ Pöhm, en iyi savunmanın saldırganı şaşırtmak olduğunu varsayar.</text:p>
      <text:p text:style-name="P11">● Und wie macht man das konkret? </text:p>
      <text:p text:style-name="P11">○ Pöhm nennt fünf Abwehrstrategien, die man einsetzen kann, wenn ein Schüler zum Beispiel sagt: „Hey, du stinkst.“ Die erste Strategie ist, so Pöhm, zu überraschen, indem man übertreibt. Der angegriffene Schüler könnte zustimmen und sogar noch übertreiben: „Ja, du hast recht. Warte erst mal, bis ich die Schuhe ausgezogen habe!“ </text:p>
      <text:p text:style-name="P7">● Bunu somut olarak nasıl yaparsınız?<text:line-break/>○ Pöhm, bir öğrenci örneğin “Hey, pis kokuyorsun” dediğinde kullanılabilecek beş savunma stratejisi sayar. Pöhm'e göre ilk strateji abartarak şaşırtmaktır. Saldırıya uğrayan öğrenci hemfikir olabilir ve hatta abartabilir: “Evet, haklısın. Ayakkabılarımı çıkarana kadar bekle!"</text:p>
      <text:p text:style-name="P11">● Ganz schön raffiniert! Und die zweite Strategie? </text:p>
      <text:p text:style-name="P11">○ Ja, das ist das Ironisieren. Der Angegriffene gibt sich gleichgültig und sagt gelangweilt: „Ach ja? Was du nicht sagst.“ Schwieriger ist dann schon die dritte Strategie, nämlich das Kontern. Dabei antwortet man etwas, das den anderen selbst schlecht dastehen lässt. Aber– und das ist wichtig– er muss erst einen Moment nachdenken, bevor ihm die Botschaft klar wird. Zum Beispiel: „Na, dann passen wir ja gut zusammen.“ </text:p>
      <text:p text:style-name="P7">● Oldukça şık! Ve ikinci strateji?<text:line-break/>○ Evet, bu ironi. Saldırıya uğrayan kişi kayıtsız ve sıkılmış <text:span text:style-name="T3">bir </text:span><text:span text:style-name="T1">şekilde</text:span>, “Ah evet? Ne söylemezsin." <text:span text:style-name="T1">der.</text:span><text:line-break/><text:soft-page-break/>Üçüncü strateji daha zordur, yani karşı koymak. Karşınızdakini kötü gösterecek bir <text:span text:style-name="T1">şeyle</text:span> cevap veriyorsunuz. Ama - ve bu önemli - mesaj netleşmeden önce bir an düşünme<text:span text:style-name="T1">k</text:span> gerekiyor. Örneğin: "Eh, o zaman birbirimize iyi uyuyoruz."</text:p>
      <text:p text:style-name="P11">● Auch nicht schlecht. </text:p>
      <text:p text:style-name="P11">○ Verwirren ist die vierte Strategie. Man reagiert einfach mit einem anderen Thema. Der andere muss den Eindruck haben, er hätte im Gespräch gerade etwas verpasst, zum Beispiel: „Aber das kann man doch gar nicht essen.“ Und die letzte Strategie ist schon fast eine rhetorische Kunst, nämlich den anderen ins Leere laufen zu lassen. Dazu geht man auf seinen Angriff ein und zieht einen eigenen Nutzen daraus. Auf „Hey, du stinkst!“ antworte ich z.B. „Klar, dann kommen mir Leute wie du nämlich nicht zu nah!“ </text:p>
      <text:p text:style-name="P7">● Fena da değil.<text:line-break/>○ Kafa karıştırmak dördüncü stratejidir. Sadece farklı bir konu ile tepki veriyorsunuz. Diğeri, konuşmada bir şeyi kaçırdığı izlenimine sahip olmalıdır, örneğin: “Ama onu yiyemezsin.” Ve son strateji, neredeyse bir retorik sanatıdır, yani diğerinin hiçbir şeyle karşılaşmasına izin vermek. Bunu yapmak için, saldırınıza yanıt verir ve ondan kendi çıkarınızı elde edersiniz. "Hey, kokuyorsun!" diye yanıtlıyorum, örneğin, "Tabii, o zaman senin gibi insanlar bana fazla yaklaşmaz!"</text:p>
      <text:p text:style-name="P11"/>
      <text:p text:style-name="P2">1.19</text:p>
      <text:p text:style-name="P11"/>
      <text:p text:style-name="P11">Lesen Sie jetzt die Aufgaben 7–10. Hören Sie jetzt den dazugehörenden Abschnitt noch einmal. </text:p>
      <text:p text:style-name="P11"/>
      <text:p text:style-name="P11">● Das hört sich in der Theorie ja schon einmal gut an. Aber funktioniert das auch in der Praxis? </text:p>
      <text:p text:style-name="P11">○ Aus eigener Erfahrung kann ich sagen, dass man Schlagfertigkeit tatsächlich lernen kann. Aber man muss trainieren, trainieren, trainieren. Am wichtigsten ist, dass man sich nicht mehr versteckt, sondern aktiv in die Offensive geht. Jeder kann das trainieren. Man kann erst mal vor dem Spiegel anfangen und dann auch mit Freunden oder Familie üben. Schlagfertigkeit kommt nicht von heute auf morgen, sondern Schritt für Schritt. </text:p>
      <text:p text:style-name="P11">● Kann denn jeder lernen, Contra zu geben? Jeder Mensch ist doch anders. </text:p>
      <text:p text:style-name="P11">○ Ja, und deshalb muss auch jeder für sich ausprobieren, mit welchen Strategien und mit welchen Sätzen man sich am wohlsten fühlt. Die Lieblingssätze, um jemandem die Stirn zu bieten, sollten einem gut gefallen und für möglichst viele Situationen leicht zu variieren sein. Wie man handelt und was man bei Attacken sagt, sollte man am besten in ein Trainingsbuch schreiben. </text:p>
      <text:p text:style-name="P11">● Und Erwachsene können das bei Ihnen lernen? </text:p>
      <text:p text:style-name="P11">○ Richtig, ich biete Kommunikationsseminare für unterschiedliche Konfliktsituationen an, in denen man gerne schlagfertiger sein möchte: im Beruf, in der Familie, in der Nachbarschaft … Je nach Situation sind sehr unterschiedliche Angriffe möglich, denen ich meine verbale Abwehr anpassen muss. </text:p>
      <text:p text:style-name="P11">● Und wie lange dauert so ein Training? </text:p>
      <text:p text:style-name="P11">○ Das ist bei den Kunden individuell sehr unterschiedlich. Zuerst gibt es für alle ein Basisseminar, in dem wir Konfliktsituationen auf Video ansehen und analysieren, bevor wir uns mit den Strategien und möglichen Äußerungen beschäftigen. Das eigentliche Training findet dann in Kleingruppen mit zwei bis drei Personen statt. </text:p>
      <text:p text:style-name="P11">● Und wie setzen sich die Gruppen zusammen? </text:p>
      <text:p text:style-name="P11">○ Danach, wie leicht oder schwer es den Personen fällt, Contra zu geben. Manche stürzen sich gleich in die Kommunikation und wollen sprechen, andere fangen erst einmal mit der Körperhaltung an. </text:p>
      <text:p text:style-name="P11">● Wieso das? </text:p>
      <text:p text:style-name="P11">○ Sich nicht mehr klein zu fühlen, fängt mit dem Körper an. Gerade stehen, den anderen in <text:soft-page-break/>die Augen schauen … Das macht kein Opfer. Das Training soll dann auch noch üben, wie man sich gegen verbale Angriffe unempfindlicher macht. Denn es lohnt sich nicht, auf jeden Unsinn zu reagieren. Vermeiden kann man Attacken leider nie, aber man kann sie oft ignorieren. </text:p>
      <text:p text:style-name="P11">● Vielen Dank für das interessante Gespräch, Herr Dr. Traber. Wenn Sie, liebe Hörerinnen und Hörer, Fragen zum Thema haben, rufen Sie uns gerne hier im Studio an unter unserer Nummer … </text:p>
      <text:p text:style-name="P2"/>
      <text:p text:style-name="P7">● Teoride kulağa hoş geliyor. Ama bu pratikte de işe yarıyor mu?<text:line-break/>○ Kendi tecrübelerime dayanarak, hızlı zekâlı olmayı gerçekten öğrenebileceğinizi söyleyebilirim. Ama eğitmek, eğitmek, eğitmek zorundasın. En önemli şey, artık saklanmamanız, aktif olarak saldırıya geçmenizdir. Bunu herkes eğitebilir. Önce aynanın karşısında başlayabilir, ardından arkadaşlarınızla veya ailenizle pratik yapabilirsiniz. pratik zeka bir gecede gelmez, adım adım gelir.<text:line-break/>● Herkes kontra vermeyi öğrenebilir mi? Herkes farklıdır.<text:line-break/>○ Evet, bu yüzden herkes hangi stratejileri ve hangi cümlelerde en rahat olduğunu kendi başına denemeli. Birine karşı durmak için favori cümlelerin kullanımı kolay olmalı ve mümkün olduğunca çok durum için değiştirilebilir. Nasıl davranılacağı ve saldırılar hakkında ne söyleneceği en iyi bir eğitim kitabında yazılır.<text:line-break/>● Peki yetişkinler bunu sizden öğrenebilir mi?<text:line-break/>○ Doğru, kişinin daha zeki olmak istediği farklı çatışma durumları için iletişim seminerleri sunuyorum: işte, ailede, mahallede... Duruma bağlı olarak, çok farklı saldırılar olabilir, ben sözlü savunmamı uyarlamak zorundayım.<text:line-break/>● Böyle bir eğitim ne kadar sürüyor?<text:line-break/>○ Bu, her müşteri için çok farklıdır. İlk olarak, stratejiler ve olası ifadelerle ilgilenmeden önce, çatışma durumlarını videoda izleyip analiz ettiğimiz herkes için temel bir seminer var. Gerçek eğitim daha sonra iki ila üç kişilik küçük gruplar halinde gerçekleşir.<text:line-break/>● Gruplar nasıl oluşuyor?<text:line-break/>○ O zaman kişinin kontra vermesi ne kadar kolay ya da zor. Bazıları hemen iletişime geçer ve konuşmak ister, bazıları ise duruşlarıyla başlar.<text:line-break/>● Neden bu?<text:line-break/>○ Artık küçük hissetmemek bedenle başlar. Dik durun, başkalarının gözünün içine bakın... Bu fedakarlık yapmaz. Eğitim ayrıca kendinizi sözlü saldırılara karşı nasıl daha az duyarlı hale getireceğinizi de uygulamalıdır. Çünkü her saçmalığa cevap vermeye değmez. Ne yazık ki, saldırılardan asla kaçınamazsınız, ancak çoğu zaman onları görmezden gelebilirsiniz.<text:line-break/>● İlginç röportaj için teşekkürler, Dr. Paçalar. Sevgili dinleyiciler, konuyla ilgili herhangi bir sorunuz varsa, lütfen bizi burada, stüdyomuzda numaramızdan arayı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9M2S</meta:editing-duration>
    <meta:editing-cycles>29</meta:editing-cycles>
    <meta:generator>OpenOffice/4.1.11$Win32 OpenOffice.org_project/4111m1$Build-9808</meta:generator>
    <dc:date>2022-01-03T22:32:34.78</dc:date>
    <meta:document-statistic meta:table-count="0" meta:image-count="0" meta:object-count="0" meta:page-count="14" meta:paragraph-count="173" meta:word-count="6823" meta:character-count="44285"/>
    <meta:user-defined meta:name="Info 1"/>
    <meta:user-defined meta:name="Info 2"/>
    <meta:user-defined meta:name="Info 3"/>
    <meta:user-defined meta:name="Info 4"/>
  </office:meta>
</office:document-meta>
</file>